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paragraph-rsid="00188619"/>
    </style:style>
    <style:style style:name="P7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8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9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10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11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2" style:family="paragraph" style:parent-style-name="Table_20_Contents">
      <style:text-properties officeooo:rsid="00194aef" officeooo:paragraph-rsid="00194aef"/>
    </style:style>
    <style:style style:name="P13" style:family="paragraph" style:parent-style-name="Table_20_Contents">
      <style:text-properties officeooo:rsid="001b1d6a" officeooo:paragraph-rsid="001b1d6a"/>
    </style:style>
    <style:style style:name="P14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5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6" style:family="paragraph" style:parent-style-name="Table_20_Contents">
      <style:text-properties officeooo:rsid="001b5dff" officeooo:paragraph-rsid="001b5dff"/>
    </style:style>
    <style:style style:name="P17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8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9" style:family="paragraph" style:parent-style-name="Table_20_Contents">
      <style:text-properties officeooo:paragraph-rsid="001be78f"/>
    </style:style>
    <style:style style:name="P20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21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2" style:family="paragraph" style:parent-style-name="Table_20_Contents">
      <style:text-properties officeooo:paragraph-rsid="001de41f"/>
    </style:style>
    <style:style style:name="P23" style:family="paragraph" style:parent-style-name="Table_20_Contents">
      <style:text-properties officeooo:paragraph-rsid="001f5cdd"/>
    </style:style>
    <style:style style:name="P24" style:family="paragraph" style:parent-style-name="Table_20_Contents">
      <style:text-properties officeooo:rsid="0021ba10" officeooo:paragraph-rsid="0021ba10"/>
    </style:style>
    <style:style style:name="P25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689965182816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6"><text:span text:style-name="T1">Interactive interface</text:span>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689965182816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6"><text:span text:style-name="T1">User should be able to obtain necessary information about vehicle’s condition</text:span></text:p>
          </table:table-cell>
        </table:table-row>
        <table:table-row table:style-name="TableLine94689965182816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689965182816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689965182816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10">Drive management</text:p>
          </table:table-cell>
          <table:table-cell table:style-name="Tabela1.C2" office:value-type="string">
            <text:p text:style-name="P10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689965182816">
          <table:table-cell table:style-name="Tabela1.A2" office:value-type="string">
            <text:p text:style-name="P12">HLR_COMM_3</text:p>
          </table:table-cell>
          <table:table-cell table:style-name="Tabela1.A2" office:value-type="string">
            <text:p text:style-name="P10">Connection alive</text:p>
          </table:table-cell>
          <table:table-cell table:style-name="Tabela1.C2" office:value-type="string">
            <text:p text:style-name="P10">Process should set a packet and wait for response to check if connection is alive</text:p>
          </table:table-cell>
        </table:table-row>
        <table:table-row table:style-name="TableLine94689965182816">
          <table:table-cell table:style-name="Tabela1.A2" office:value-type="string">
            <text:p text:style-name="P13">HLR_GENERAL_1</text:p>
          </table:table-cell>
          <table:table-cell table:style-name="Tabela1.A2" office:value-type="string">
            <text:p text:style-name="P14">Communication between processes</text:p>
          </table:table-cell>
          <table:table-cell table:style-name="Tabela1.C2" office:value-type="string">
            <text:p text:style-name="P14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3"/>
        <table:table-row table:style-name="TableLine94689997606160">
          <table:table-cell table:style-name="Tabela2.A1" office:value-type="string">
            <text:p text:style-name="P13">LLR_GUI_1</text:p>
          </table:table-cell>
          <table:table-cell table:style-name="Tabela2.A1" office:value-type="string">
            <text:p text:style-name="P7"><text:span text:style-name="T1">Interactive interface</text:span></text:p>
          </table:table-cell>
          <table:table-cell table:style-name="Tabela2.C1" office:value-type="string">
            <text:p text:style-name="P14">- radio buttons to <text:span text:style-name="T4">choose over manual or auto mode</text:span></text:p>
            <text:p text:style-name="P7"><text:span text:style-name="T3">- </text:span><text:span text:style-name="T4">stop button making the rover stop immediately</text:span></text:p>
          </table:table-cell>
        </table:table-row>
        <table:table-row table:style-name="TableLine94689997606160">
          <table:table-cell table:style-name="Tabela2.A2" office:value-type="string">
            <text:p text:style-name="P16">LLR_GUI_2</text:p>
          </table:table-cell>
          <table:table-cell table:style-name="Tabela2.A2" office:value-type="string">
            <text:p text:style-name="P17">Display of information</text:p>
          </table:table-cell>
          <table:table-cell table:style-name="Tabela2.C2" office:value-type="string">
            <text:p text:style-name="P8"><text:span text:style-name="T3">- </text:span><text:span text:style-name="T4">visual mark that connection between rover and operating station is established</text:span></text:p>
            <text:p text:style-name="P8">- <text:span text:style-name="T5">display of GPS coords and orientation variables</text:span></text:p>
            <text:p text:style-name="P8">- <text:span text:style-name="T5">display of UNIRover system states</text:span></text:p>
          </table:table-cell>
        </table:table-row>
        <table:table-row table:style-name="TableLine94689997606160">
          <table:table-cell table:style-name="Tabela2.A2" office:value-type="string">
            <text:p text:style-name="P16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C2" office:value-type="string">
            <text:p text:style-name="P17">There should be a popping up window which displays available devices, enables user to refresh the list of available devices and keep the information of selected devices. In case of a wrong choice, the program should exit.</text:p>
          </table:table-cell>
        </table:table-row>
        <table:table-row table:style-name="TableLine94689997606160">
          <table:table-cell table:style-name="Tabela2.A2" office:value-type="string">
            <text:p text:style-name="P19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C2" office:value-type="string">
            <text:p text:style-name="P18">Process should be interpreting packets received through a radio. Available packets:</text:p>
            <text:p text:style-name="P18">- connection alive,</text:p>
            <text:p text:style-name="P18">- UNIRover system states,</text:p>
            <text:p text:style-name="P18"><text:soft-page-break/>- sensor data handling</text:p>
          </table:table-cell>
        </table:table-row>
        <table:table-row table:style-name="TableLine94689997606160">
          <table:table-cell table:style-name="Tabela2.A2" office:value-type="string">
            <text:p text:style-name="P22"><text:span text:style-name="T10">LL</text:span><text:span text:style-name="T1">R_COMM_2</text:span></text:p>
          </table:table-cell>
          <table:table-cell table:style-name="Tabela2.A2" office:value-type="string">
            <text:p text:style-name="P11">Drive management</text:p>
          </table:table-cell>
          <table:table-cell table:style-name="Tabela2.C2" office:value-type="string">
            <text:p text:style-name="P20">Comm process should be able to send packets <text:span text:style-name="T8">with drive information or desired GPS coords</text:span></text:p>
          </table:table-cell>
        </table:table-row>
        <table:table-row table:style-name="TableLine94689997606160">
          <table:table-cell table:style-name="Tabela2.A2" office:value-type="string">
            <text:p text:style-name="P23"><text:span text:style-name="T10">LL</text:span><text:span text:style-name="T2">R_COMM_3</text:span></text:p>
          </table:table-cell>
          <table:table-cell table:style-name="Tabela2.A2" office:value-type="string">
            <text:p text:style-name="P21">Connection alive</text:p>
          </table:table-cell>
          <table:table-cell table:style-name="Tabela2.C2" office:value-type="string">
            <text:p text:style-name="P9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689997606160">
          <table:table-cell table:style-name="Tabela2.A2" office:value-type="string">
            <text:p text:style-name="P24">L<text:span text:style-name="T3">LR_GENERAL_1</text:span></text:p>
          </table:table-cell>
          <table:table-cell table:style-name="Tabela2.A2" office:value-type="string">
            <text:p text:style-name="P15">Communication between processes</text:p>
          </table:table-cell>
          <table:table-cell table:style-name="Tabela2.C2" office:value-type="string">
            <text:p text:style-name="P25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03T19:52:19.075976328</dc:date>
    <meta:editing-duration>PT27M47S</meta:editing-duration>
    <meta:editing-cycles>13</meta:editing-cycles>
    <meta:generator>LibreOffice/6.4.7.2$Linux_X86_64 LibreOffice_project/40$Build-2</meta:generator>
    <meta:document-statistic meta:table-count="2" meta:image-count="0" meta:object-count="0" meta:page-count="2" meta:paragraph-count="48" meta:word-count="310" meta:character-count="2001" meta:non-whitespace-character-count="1739"/>
  </office:meta>
</office:document-meta>
</file>